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3pt" officeooo:rsid="009631c2" officeooo:paragraph-rsid="00001657" style:font-size-asian="13pt" style:font-size-complex="13pt"/>
    </style:style>
    <style:style style:name="P2" style:family="paragraph" style:parent-style-name="Standard">
      <style:paragraph-properties fo:text-align="justify" style:justify-single-word="false"/>
      <style:text-properties fo:font-size="13pt" officeooo:rsid="008d4331" officeooo:paragraph-rsid="00001657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fo:font-size="13pt" officeooo:rsid="00818058" officeooo:paragraph-rsid="00001657" style:font-size-asian="13pt" style:font-size-complex="13pt"/>
    </style:style>
    <style:style style:name="P4" style:family="paragraph" style:parent-style-name="Standard">
      <style:text-properties fo:font-size="13pt" officeooo:rsid="00818058" officeooo:paragraph-rsid="00001657" style:font-size-asian="13pt" style:font-size-complex="13pt"/>
    </style:style>
    <style:style style:name="P5" style:family="paragraph" style:parent-style-name="Standard">
      <style:text-properties fo:font-size="13pt" officeooo:rsid="009330ed" officeooo:paragraph-rsid="00001657" style:font-size-asian="13pt" style:font-size-complex="13pt"/>
    </style:style>
    <style:style style:name="P6" style:family="paragraph" style:parent-style-name="Standard">
      <style:text-properties fo:font-size="13pt" officeooo:rsid="008f05ee" officeooo:paragraph-rsid="00001657" style:font-size-asian="13pt" style:font-size-complex="13pt"/>
    </style:style>
    <style:style style:name="P7" style:family="paragraph" style:parent-style-name="Standard">
      <style:paragraph-properties fo:text-align="center" style:justify-single-word="false"/>
      <style:text-properties fo:font-size="16pt" officeooo:rsid="00a11465" officeooo:paragraph-rsid="00001657" style:font-size-asian="16pt" style:font-size-complex="16pt"/>
    </style:style>
    <style:style style:name="P8" style:family="paragraph" style:parent-style-name="Standard">
      <style:text-properties officeooo:rsid="007ff9a6" officeooo:paragraph-rsid="00001657"/>
    </style:style>
    <style:style style:name="P9" style:family="paragraph" style:parent-style-name="Standard">
      <style:text-properties fo:font-size="15pt" fo:font-weight="bold" officeooo:rsid="00927305" officeooo:paragraph-rsid="00001657" style:font-size-asian="15pt" style:font-weight-asian="bold" style:font-size-complex="15pt" style:font-weight-complex="bold"/>
    </style:style>
    <style:style style:name="P10" style:family="paragraph" style:parent-style-name="Standard">
      <style:text-properties fo:font-size="15pt" fo:font-weight="bold" officeooo:rsid="00015441" officeooo:paragraph-rsid="00015441" style:font-size-asian="15pt" style:font-weight-asian="bold" style:font-size-complex="15pt" style:font-weight-complex="bold"/>
    </style:style>
    <style:style style:name="P11" style:family="paragraph" style:parent-style-name="Standard">
      <style:text-properties officeooo:rsid="00818058" officeooo:paragraph-rsid="00001657"/>
    </style:style>
    <style:style style:name="P12" style:family="paragraph" style:parent-style-name="Standard">
      <style:text-properties officeooo:rsid="008f05ee" officeooo:paragraph-rsid="00001657"/>
    </style:style>
    <style:style style:name="P13" style:family="paragraph" style:parent-style-name="Standard">
      <style:paragraph-properties fo:text-align="justify" style:justify-single-word="false"/>
      <style:text-properties fo:font-size="13pt" officeooo:rsid="0096a9c2" officeooo:paragraph-rsid="00001657" style:font-size-asian="13pt" style:font-size-complex="13pt"/>
    </style:style>
    <style:style style:name="T1" style:family="text">
      <style:text-properties officeooo:rsid="0096a9c2"/>
    </style:style>
    <style:style style:name="T2" style:family="text">
      <style:text-properties officeooo:rsid="00a2a19c"/>
    </style:style>
    <style:style style:name="T3" style:family="text">
      <style:text-properties officeooo:rsid="009b294b"/>
    </style:style>
    <style:style style:name="T4" style:family="text">
      <style:text-properties officeooo:rsid="009e766c"/>
    </style:style>
    <style:style style:name="T5" style:family="text">
      <style:text-properties officeooo:rsid="00874713"/>
    </style:style>
    <style:style style:name="T6" style:family="text">
      <style:text-properties officeooo:rsid="00855923"/>
    </style:style>
    <style:style style:name="T7" style:family="text">
      <style:text-properties officeooo:rsid="007ff9a6"/>
    </style:style>
    <style:style style:name="T8" style:family="text">
      <style:text-properties officeooo:rsid="00818e9f"/>
    </style:style>
    <style:style style:name="T9" style:family="text">
      <style:text-properties officeooo:rsid="0009837b"/>
    </style:style>
    <style:style style:name="T10" style:family="text">
      <style:text-properties style:rfc-language-tag="sr-Latn-RS" fo:language="sr" fo:script="Latn" fo:country="RS" officeooo:rsid="0096a9c2"/>
    </style:style>
    <style:style style:name="T11" style:family="text">
      <style:text-properties style:rfc-language-tag="sr-Latn-RS" fo:language="sr" fo:script="Latn" fo:country="RS" officeooo:rsid="000b82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atrian Non aligned rea<text:span text:style-name="T2">r</text:span>mament program proposal</text:p>
      <text:p text:style-name="P8"/>
      <text:p text:style-name="P2">The military of the Non Aligned Movement requests the government's approval for a rearmament program to create an effective defence force, capable of withstanding assaults from any faction <text:span text:style-name="T3">that may wish our island harm</text:span>. The rearmament program will be split into two parts due to <text:span text:style-name="T4">the</text:span> current financial constraints of our government.</text:p>
      <text:p text:style-name="P8"/>
      <text:p text:style-name="P9">A</text:p>
      <text:p text:style-name="P8"/>
      <text:p text:style-name="P4">The military planning committee requests that they be granted <text:span text:style-name="T9">4</text:span>200 dollars <text:span text:style-name="T5">for</text:span> <text:span text:style-name="T6">the first part of their rearmament program. This bill will go towards acquiring the following</text:span>:</text:p>
      <text:p text:style-name="P4"/>
      <text:p text:style-name="P4"><text:tab/>- 3 Anti-Tank battalions</text:p>
      <text:p text:style-name="P4"><text:tab/>- 4 Engineer battalions</text:p>
      <text:p text:style-name="P11"/>
      <text:p text:style-name="P9">B</text:p>
      <text:p text:style-name="P12"/>
      <text:p text:style-name="P4">The military planning committee requests that they be granted <text:span text:style-name="T7">10200</text:span> dollars <text:span text:style-name="T5">for</text:span> <text:span text:style-name="T6">the second part of their rearmament program. This bill will go towards acquiring the following</text:span>:</text:p>
      <text:p text:style-name="P4"/>
      <text:p text:style-name="P5"><text:tab/>- 17 Artillery battalions</text:p>
      <text:p text:style-name="P6"/>
      <text:p text:style-name="P10">C</text:p>
      <text:p text:style-name="P6"/>
      <text:p text:style-name="P3">The new equipment and men will increase our operational capacity <text:span text:style-name="T8">greatly</text:span> <text:span text:style-name="T6">by covering for the shortages of our current armed forces, and creating the envisioned organisational structure for our armed forces.</text:span></text:p>
      <text:p text:style-name="P3"/>
      <text:p text:style-name="P3"/>
      <text:p text:style-name="P1">The bill, if approved will <text:span text:style-name="T1">legally bind the government to provide the land armed forces with the requested </text:span><text:span text:style-name="T11">4200</text:span><text:span text:style-name="T1"> dollars on the first day of the bill coming into effect, and to provide the requested 10200 dollars on the third day of the bill coming into effect.</text:span></text:p>
      <text:p text:style-name="P13">The military is to use these funds to acquire the armaments listed above immediately after they receive said fund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22:18:09.992000000</meta:creation-date>
    <dc:date>2020-05-16T23:58:15.558000000</dc:date>
    <meta:editing-duration>PT6M13S</meta:editing-duration>
    <meta:editing-cycles>7</meta:editing-cycles>
    <meta:generator>LibreOffice/6.1.1.2$Windows_X86_64 LibreOffice_project/5d19a1bfa650b796764388cd8b33a5af1f5baa1b</meta:generator>
    <meta:document-statistic meta:table-count="0" meta:image-count="0" meta:object-count="0" meta:page-count="1" meta:paragraph-count="13" meta:word-count="224" meta:character-count="1385" meta:non-whitespace-character-count="1171"/>
  </office:meta>
</office:document-meta>
</file>